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6.516cm" style:rel-column-width="25117*"/>
    </style:style>
    <style:style style:name="Tabla1.B" style:family="table-column">
      <style:table-column-properties style:column-width="10.485cm" style:rel-column-width="40418*"/>
    </style:style>
    <style:style style:name="Tabla1.A1" style:family="table-cell">
      <style:table-cell-properties fo:background-color="#81aca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A28" style:family="table-cell">
      <style:table-cell-properties fo:padding="0.097cm" fo:border-left="0.05pt solid #000000" fo:border-right="none"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A29" style:family="table-cell">
      <style:table-cell-properties fo:padding="0.097cm" fo:border-left="0.05pt solid #000000" fo:border-right="none"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A30" style:family="table-cell">
      <style:table-cell-properties fo:padding="0.097cm" fo:border-left="0.05pt solid #000000" fo:border-right="none" fo:border-top="none" fo:border-bottom="0.05pt solid #000000"/>
    </style:style>
    <style:style style:name="Tabla1.B30" style:family="table-cell">
      <style:table-cell-properties fo:padding="0.097cm" fo:border-left="0.05pt solid #000000" fo:border-right="0.05pt solid #000000" fo:border-top="none" fo:border-bottom="0.05pt solid #000000"/>
    </style:style>
    <style:style style:name="Tabla1.A32" style:family="table-cell">
      <style:table-cell-properties fo:padding="0.097cm" fo:border-left="0.05pt solid #000000" fo:border-right="none" fo:border-top="none" fo:border-bottom="0.05pt solid #000000"/>
    </style:style>
    <style:style style:name="Tabla1.B32" style:family="table-cell">
      <style:table-cell-properties fo:padding="0.097cm" fo:border-left="0.05pt solid #000000" fo:border-right="0.05pt solid #000000" fo:border-top="none" fo:border-bottom="0.05pt solid #000000"/>
    </style:style>
    <style:style style:name="Tabla1.A33" style:family="table-cell">
      <style:table-cell-properties fo:padding="0.097cm" fo:border-left="0.05pt solid #000000" fo:border-right="none"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A34" style:family="table-cell">
      <style:table-cell-properties fo:padding="0.097cm" fo:border-left="0.05pt solid #000000" fo:border-right="none" fo:border-top="none" fo:border-bottom="0.05pt solid #000000"/>
    </style:style>
    <style:style style:name="Tabla1.B34" style:family="table-cell">
      <style:table-cell-properties fo:padding="0.097cm" fo:border-left="0.05pt solid #000000" fo:border-right="0.05pt solid #000000" fo:border-top="none" fo:border-bottom="0.05pt solid #000000"/>
    </style:style>
    <style:style style:name="Tabla1.A35" style:family="table-cell">
      <style:table-cell-properties fo:padding="0.097cm" fo:border-left="0.05pt solid #000000" fo:border-right="none" fo:border-top="none" fo:border-bottom="0.05pt solid #000000"/>
    </style:style>
    <style:style style:name="Tabla1.B35" style:family="table-cell">
      <style:table-cell-properties fo:padding="0.097cm" fo:border-left="0.05pt solid #000000" fo:border-right="0.05pt solid #000000" fo:border-top="none" fo:border-bottom="0.05pt solid #000000"/>
    </style:style>
    <style:style style:name="Tabla1.A36" style:family="table-cell">
      <style:table-cell-properties fo:padding="0.097cm" fo:border-left="0.05pt solid #000000" fo:border-right="none"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line-through-style="solid" style:text-line-through-type="single" officeooo:paragraph-rsid="000830a7"/>
    </style:style>
    <style:style style:name="P2" style:family="paragraph" style:parent-style-name="Standard">
      <style:text-properties officeooo:paragraph-rsid="000830a7"/>
    </style:style>
    <style:style style:name="P3" style:family="paragraph" style:parent-style-name="Standard">
      <style:text-properties officeooo:rsid="000830a7" officeooo:paragraph-rsid="000830a7"/>
    </style:style>
    <style:style style:name="P4" style:family="paragraph" style:parent-style-name="Standard">
      <style:text-properties officeooo:rsid="00140f6f" officeooo:paragraph-rsid="0018870d"/>
    </style:style>
    <style:style style:name="P5" style:family="paragraph" style:parent-style-name="Standard">
      <style:text-properties officeooo:rsid="0014594a" officeooo:paragraph-rsid="0018870d"/>
    </style:style>
    <style:style style:name="P6" style:family="paragraph" style:parent-style-name="Standard">
      <style:text-properties officeooo:rsid="0014e946" officeooo:paragraph-rsid="0018870d"/>
    </style:style>
    <style:style style:name="P7" style:family="paragraph" style:parent-style-name="Standard">
      <style:paragraph-properties fo:margin-top="0.302cm" fo:margin-bottom="0.302cm" loext:contextual-spacing="false" fo:text-align="justify" style:justify-single-word="false"/>
      <style:text-properties officeooo:paragraph-rsid="000a6199"/>
    </style:style>
    <style:style style:name="P8" style:family="paragraph" style:parent-style-name="Standard">
      <style:paragraph-properties fo:margin-top="0.302cm" fo:margin-bottom="0.302cm" loext:contextual-spacing="false" fo:text-align="justify" style:justify-single-word="false"/>
      <style:text-properties style:text-line-through-style="none" style:text-line-through-type="none" officeooo:rsid="000e2610" officeooo:paragraph-rsid="000fd866"/>
    </style:style>
    <style:style style:name="P9"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291efe" officeooo:paragraph-rsid="00291efe" style:font-weight-asian="normal" style:font-weight-complex="normal"/>
    </style:style>
    <style:style style:name="P10"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01e7e" officeooo:paragraph-rsid="00301e7e" style:font-weight-asian="normal" style:font-weight-complex="normal"/>
    </style:style>
    <style:style style:name="P11"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1b4e3" officeooo:paragraph-rsid="0031b4e3" style:font-weight-asian="normal" style:font-weight-complex="normal"/>
    </style:style>
    <style:style style:name="P12" style:family="paragraph" style:parent-style-name="Standard">
      <style:paragraph-properties fo:margin-top="0.201cm" fo:margin-bottom="0.201cm" loext:contextual-spacing="false" fo:text-align="justify" style:justify-single-word="false"/>
      <style:text-properties style:text-line-through-style="none" style:text-line-through-type="none" officeooo:rsid="00198993" officeooo:paragraph-rsid="00198993"/>
    </style:style>
    <style:style style:name="P13" style:family="paragraph" style:parent-style-name="Standard">
      <style:paragraph-properties fo:margin-top="0.201cm" fo:margin-bottom="0.201cm" loext:contextual-spacing="false" fo:text-align="justify" style:justify-single-word="false"/>
      <style:text-properties officeooo:rsid="002edcae" officeooo:paragraph-rsid="002edcae"/>
    </style:style>
    <style:style style:name="P14" style:family="paragraph" style:parent-style-name="Table_20_Contents">
      <style:paragraph-properties fo:text-align="justify" style:justify-single-word="false"/>
      <style:text-properties officeooo:rsid="0012429b" officeooo:paragraph-rsid="0018870d"/>
    </style:style>
    <style:style style:name="P15" style:family="paragraph" style:parent-style-name="Table_20_Contents">
      <style:paragraph-properties fo:text-align="justify" style:justify-single-word="false"/>
      <style:text-properties officeooo:rsid="00140f6f" officeooo:paragraph-rsid="0018870d"/>
    </style:style>
    <style:style style:name="P16" style:family="paragraph" style:parent-style-name="Table_20_Contents">
      <style:paragraph-properties fo:text-align="justify" style:justify-single-word="false"/>
      <style:text-properties officeooo:rsid="0014594a" officeooo:paragraph-rsid="0018870d"/>
    </style:style>
    <style:style style:name="P17" style:family="paragraph" style:parent-style-name="Table_20_Contents">
      <style:paragraph-properties fo:text-align="justify" style:justify-single-word="false"/>
      <style:text-properties officeooo:rsid="0014e946" officeooo:paragraph-rsid="0018870d"/>
    </style:style>
    <style:style style:name="P18" style:family="paragraph" style:parent-style-name="Table_20_Contents">
      <style:paragraph-properties fo:text-align="justify" style:justify-single-word="false"/>
      <style:text-properties officeooo:rsid="0011404b" officeooo:paragraph-rsid="0018870d"/>
    </style:style>
    <style:style style:name="P19" style:family="paragraph" style:parent-style-name="Table_20_Contents">
      <style:paragraph-properties fo:text-align="justify" style:justify-single-word="false"/>
      <style:text-properties officeooo:rsid="0013c47e" officeooo:paragraph-rsid="0018870d"/>
    </style:style>
    <style:style style:name="P20" style:family="paragraph" style:parent-style-name="Standard">
      <style:text-properties officeooo:rsid="003d46dc" officeooo:paragraph-rsid="003d46dc"/>
    </style:style>
    <style:style style:name="P21" style:family="paragraph" style:parent-style-name="Standard">
      <style:text-properties officeooo:paragraph-rsid="0018870d"/>
    </style:style>
    <style:style style:name="P22" style:family="paragraph" style:parent-style-name="Standard">
      <style:text-properties officeooo:rsid="0014e946" officeooo:paragraph-rsid="003e7957"/>
    </style:style>
    <style:style style:name="P23" style:family="paragraph" style:parent-style-name="Standard" style:list-style-name="L1">
      <style:paragraph-properties fo:margin-top="0.101cm" fo:margin-bottom="0.101cm" loext:contextual-spacing="false" fo:text-align="justify" style:justify-single-word="false"/>
      <style:text-properties style:text-line-through-style="none" style:text-line-through-type="none" officeooo:rsid="000fd866" officeooo:paragraph-rsid="000fd866"/>
    </style:style>
    <style:style style:name="P24" style:family="paragraph" style:parent-style-name="Standard">
      <style:paragraph-properties fo:margin-top="0.101cm" fo:margin-bottom="0.101cm" loext:contextual-spacing="false" fo:text-align="justify" style:justify-single-word="false"/>
      <style:text-properties style:text-line-through-style="none" style:text-line-through-type="none" fo:font-weight="normal" officeooo:rsid="00442cb4" officeooo:paragraph-rsid="00442cb4" style:font-weight-asian="normal" style:font-weight-complex="normal"/>
    </style:style>
    <style:style style:name="P25"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0fd866" officeooo:paragraph-rsid="0018870d" style:font-weight-asian="bold" style:font-weight-complex="bold"/>
    </style:style>
    <style:style style:name="P26"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1862a7" officeooo:paragraph-rsid="001862a7" style:font-weight-asian="bold" style:font-weight-complex="bold"/>
    </style:style>
    <style:style style:name="P27"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1862a7" officeooo:paragraph-rsid="0029f57a" style:font-weight-asian="bold" style:font-weight-complex="bold"/>
    </style:style>
    <style:style style:name="P28"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18870d" officeooo:paragraph-rsid="0018870d" style:font-weight-asian="bold" style:font-weight-complex="bold"/>
    </style:style>
    <style:style style:name="P29"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fo:font-weight="bold" officeooo:rsid="0018870d" officeooo:paragraph-rsid="00498d4d" style:font-weight-asian="bold" style:font-weight-complex="bold"/>
    </style:style>
    <style:style style:name="P30" style:family="paragraph" style:parent-style-name="Standard" style:list-style-name="L2">
      <style:paragraph-properties fo:margin-top="0.302cm" fo:margin-bottom="0.302cm" loext:contextual-spacing="false" fo:text-align="justify" style:justify-single-word="false"/>
      <style:text-properties style:text-line-through-style="none" style:text-line-through-type="none" officeooo:rsid="0011404b" officeooo:paragraph-rsid="0018870d"/>
    </style:style>
    <style:style style:name="P31"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442cb4" officeooo:paragraph-rsid="00442cb4" style:font-weight-asian="normal" style:font-weight-complex="normal"/>
    </style:style>
    <style:style style:name="P32"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272592" officeooo:paragraph-rsid="00272592" style:font-weight-asian="normal" style:font-weight-complex="normal"/>
    </style:style>
    <style:style style:name="P33"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1f52a" officeooo:paragraph-rsid="004c7aa4" style:font-weight-asian="normal" style:font-weight-complex="normal"/>
    </style:style>
    <style:style style:name="P34"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3337c4" officeooo:paragraph-rsid="004d3fea" style:font-weight-asian="normal" style:font-weight-complex="normal"/>
    </style:style>
    <style:style style:name="P35" style:family="paragraph" style:parent-style-name="Standard">
      <style:paragraph-properties fo:margin-top="0.302cm" fo:margin-bottom="0.302cm" loext:contextual-spacing="false" fo:text-align="justify" style:justify-single-word="false"/>
      <style:text-properties style:text-line-through-style="none" style:text-line-through-type="none" fo:font-weight="normal" officeooo:rsid="004d3fea" officeooo:paragraph-rsid="004d3fea" style:font-weight-asian="normal" style:font-weight-complex="normal"/>
    </style:style>
    <style:style style:name="P36" style:family="paragraph" style:parent-style-name="Standard">
      <style:paragraph-properties fo:margin-top="0.302cm" fo:margin-bottom="0.302cm" loext:contextual-spacing="false" fo:text-align="justify" style:justify-single-word="false"/>
      <style:text-properties style:text-line-through-style="none" style:text-line-through-type="none" officeooo:rsid="00198993" officeooo:paragraph-rsid="003e7957"/>
    </style:style>
    <style:style style:name="P37" style:family="paragraph" style:parent-style-name="Standard">
      <style:paragraph-properties fo:margin-top="0.302cm" fo:margin-bottom="0.302cm" loext:contextual-spacing="false" fo:text-align="justify" style:justify-single-word="false"/>
      <style:text-properties style:text-line-through-style="none" style:text-line-through-type="none" officeooo:rsid="00198993" officeooo:paragraph-rsid="003ffad1"/>
    </style:style>
    <style:style style:name="P38" style:family="paragraph" style:parent-style-name="Standard">
      <style:paragraph-properties fo:margin-top="0.302cm" fo:margin-bottom="0.302cm" loext:contextual-spacing="false" fo:text-align="justify" style:justify-single-word="false"/>
      <style:text-properties style:text-line-through-style="none" style:text-line-through-type="none" officeooo:rsid="00198993" officeooo:paragraph-rsid="00198993"/>
    </style:style>
    <style:style style:name="P39" style:family="paragraph" style:parent-style-name="Standard">
      <style:paragraph-properties fo:margin-top="0.302cm" fo:margin-bottom="0.302cm" loext:contextual-spacing="false" fo:text-align="justify" style:justify-single-word="false"/>
      <style:text-properties officeooo:paragraph-rsid="003acc3b"/>
    </style:style>
    <style:style style:name="P40" style:family="paragraph" style:parent-style-name="Standard">
      <style:paragraph-properties fo:margin-top="0.302cm" fo:margin-bottom="0.302cm" loext:contextual-spacing="false" fo:text-align="justify" style:justify-single-word="false"/>
      <style:text-properties officeooo:paragraph-rsid="00442cb4"/>
    </style:style>
    <style:style style:name="P41" style:family="paragraph" style:parent-style-name="Standard" style:list-style-name="L10">
      <style:paragraph-properties fo:margin-top="0.302cm" fo:margin-bottom="0.302cm" loext:contextual-spacing="false" fo:text-align="justify" style:justify-single-word="false"/>
      <style:text-properties officeooo:paragraph-rsid="0045a280"/>
    </style:style>
    <style:style style:name="P42" style:family="paragraph" style:parent-style-name="Standard" style:list-style-name="L10">
      <style:paragraph-properties fo:margin-top="0.302cm" fo:margin-bottom="0.302cm" loext:contextual-spacing="false" fo:text-align="justify" style:justify-single-word="false"/>
      <style:text-properties officeooo:rsid="0045a280" officeooo:paragraph-rsid="0045a280"/>
    </style:style>
    <style:style style:name="P43" style:family="paragraph" style:parent-style-name="Standard">
      <style:paragraph-properties fo:margin-top="0.302cm" fo:margin-bottom="0.302cm" loext:contextual-spacing="false" fo:text-align="justify" style:justify-single-word="false"/>
      <style:text-properties officeooo:rsid="004797b7" officeooo:paragraph-rsid="004797b7"/>
    </style:style>
    <style:style style:name="P44" style:family="paragraph" style:parent-style-name="Standard">
      <style:paragraph-properties fo:margin-top="0.302cm" fo:margin-bottom="0.302cm" loext:contextual-spacing="false" fo:text-align="justify" style:justify-single-word="false"/>
      <style:text-properties officeooo:rsid="0031f52a" officeooo:paragraph-rsid="0031f52a"/>
    </style:style>
    <style:style style:name="P45" style:family="paragraph" style:parent-style-name="Standard" style:list-style-name="L4">
      <style:paragraph-properties fo:margin-top="0cm" fo:margin-bottom="0cm" loext:contextual-spacing="false" fo:text-align="justify" style:justify-single-word="false"/>
      <style:text-properties style:text-line-through-style="none" style:text-line-through-type="none" officeooo:rsid="00198993" officeooo:paragraph-rsid="00198993"/>
    </style:style>
    <style:style style:name="P46" style:family="paragraph" style:parent-style-name="Standard" style:list-style-name="L6">
      <style:paragraph-properties fo:margin-top="0cm" fo:margin-bottom="0cm" loext:contextual-spacing="false" fo:text-align="justify" style:justify-single-word="false"/>
      <style:text-properties style:text-line-through-style="none" style:text-line-through-type="none" fo:font-weight="normal" officeooo:rsid="001c3cd4" officeooo:paragraph-rsid="0024aac9" style:font-weight-asian="normal" style:font-weight-complex="normal"/>
    </style:style>
    <style:style style:name="P47" style:family="paragraph" style:parent-style-name="Standard" style:list-style-name="L6">
      <style:paragraph-properties fo:margin-top="0cm" fo:margin-bottom="0cm" loext:contextual-spacing="false" fo:text-align="justify" style:justify-single-word="false"/>
      <style:text-properties style:text-line-through-style="none" style:text-line-through-type="none" fo:font-weight="normal" officeooo:rsid="001d1c41" officeooo:paragraph-rsid="001d1c41" style:font-weight-asian="normal" style:font-weight-complex="normal"/>
    </style:style>
    <style:style style:name="P48" style:family="paragraph" style:parent-style-name="Standard" style:list-style-name="L6">
      <style:paragraph-properties fo:margin-top="0cm" fo:margin-bottom="0cm" loext:contextual-spacing="false" fo:text-align="justify" style:justify-single-word="false"/>
      <style:text-properties style:text-line-through-style="none" style:text-line-through-type="none" fo:font-weight="normal" officeooo:rsid="00442cb4" officeooo:paragraph-rsid="00442cb4" style:font-weight-asian="normal" style:font-weight-complex="normal"/>
    </style:style>
    <style:style style:name="P49" style:family="paragraph" style:parent-style-name="Standard" style:list-style-name="L13">
      <style:paragraph-properties fo:margin-top="0cm" fo:margin-bottom="0cm" loext:contextual-spacing="false" fo:text-align="justify" style:justify-single-word="false"/>
      <style:text-properties style:text-line-through-style="none" style:text-line-through-type="none" fo:font-weight="normal" officeooo:rsid="004d3fea" officeooo:paragraph-rsid="004d3fea" style:font-weight-asian="normal" style:font-weight-complex="normal"/>
    </style:style>
    <style:style style:name="P50" style:family="paragraph" style:parent-style-name="Standard">
      <style:paragraph-properties fo:margin-top="0cm" fo:margin-bottom="0cm" loext:contextual-spacing="false" fo:text-align="justify" style:justify-single-word="false"/>
      <style:text-properties style:text-line-through-style="none" style:text-line-through-type="none" officeooo:rsid="003ffad1" officeooo:paragraph-rsid="003ffad1"/>
    </style:style>
    <style:style style:name="P51" style:family="paragraph" style:parent-style-name="Standard" style:list-style-name="L6">
      <style:paragraph-properties fo:margin-top="0cm" fo:margin-bottom="0cm" loext:contextual-spacing="false" fo:text-align="justify" style:justify-single-word="false"/>
      <style:text-properties officeooo:paragraph-rsid="0024aac9"/>
    </style:style>
    <style:style style:name="P52" style:family="paragraph" style:parent-style-name="Standard" style:list-style-name="L4">
      <style:paragraph-properties fo:margin-top="0cm" fo:margin-bottom="0cm" loext:contextual-spacing="false" fo:text-align="justify" style:justify-single-word="false"/>
      <style:text-properties officeooo:paragraph-rsid="00198993"/>
    </style:style>
    <style:style style:name="P53" style:family="paragraph" style:parent-style-name="Standard">
      <style:paragraph-properties fo:margin-top="0cm" fo:margin-bottom="0cm" loext:contextual-spacing="false" fo:text-align="justify" style:justify-single-word="false"/>
      <style:text-properties officeooo:paragraph-rsid="00198993"/>
    </style:style>
    <style:style style:name="P54" style:family="paragraph" style:parent-style-name="Standard" style:list-style-name="L12">
      <style:paragraph-properties fo:margin-top="0cm" fo:margin-bottom="0cm" loext:contextual-spacing="false" fo:text-align="justify" style:justify-single-word="false"/>
      <style:text-properties officeooo:paragraph-rsid="004797b7"/>
    </style:style>
    <style:style style:name="P55" style:family="paragraph" style:parent-style-name="Standard" style:list-style-name="L11">
      <style:paragraph-properties fo:margin-top="0cm" fo:margin-bottom="0cm" loext:contextual-spacing="false" fo:text-align="justify" style:justify-single-word="false"/>
      <style:text-properties officeooo:rsid="004797b7" officeooo:paragraph-rsid="004797b7"/>
    </style:style>
    <style:style style:name="P56" style:family="paragraph" style:parent-style-name="Standard" style:list-style-name="L12">
      <style:paragraph-properties fo:margin-top="0cm" fo:margin-bottom="0cm" loext:contextual-spacing="false" fo:text-align="justify" style:justify-single-word="false"/>
      <style:text-properties officeooo:rsid="004797b7" officeooo:paragraph-rsid="004797b7"/>
    </style:style>
    <style:style style:name="P57" style:family="paragraph" style:parent-style-name="Standard">
      <style:paragraph-properties fo:margin-top="0cm" fo:margin-bottom="0cm" loext:contextual-spacing="false" fo:text-align="justify" style:justify-single-word="false"/>
      <style:text-properties officeooo:rsid="004797b7" officeooo:paragraph-rsid="004797b7"/>
    </style:style>
    <style:style style:name="P58" style:family="paragraph" style:parent-style-name="Standard">
      <style:paragraph-properties fo:margin-top="0.201cm" fo:margin-bottom="0.201cm" loext:contextual-spacing="false" fo:text-align="justify" style:justify-single-word="false"/>
      <style:text-properties style:text-line-through-style="none" style:text-line-through-type="none" officeooo:rsid="001a0ba9" officeooo:paragraph-rsid="001a0ba9"/>
    </style:style>
    <style:style style:name="P59" style:family="paragraph" style:parent-style-name="Standard">
      <style:paragraph-properties fo:margin-top="0.201cm" fo:margin-bottom="0.201cm" loext:contextual-spacing="false" fo:text-align="justify" style:justify-single-word="false"/>
      <style:text-properties style:text-line-through-style="none" style:text-line-through-type="none" officeooo:rsid="0041f322" officeooo:paragraph-rsid="0041f322"/>
    </style:style>
    <style:style style:name="P60" style:family="paragraph" style:parent-style-name="Standard">
      <style:paragraph-properties fo:margin-top="0.201cm" fo:margin-bottom="0.201cm" loext:contextual-spacing="false" fo:text-align="justify" style:justify-single-word="false"/>
      <style:text-properties style:text-line-through-style="none" style:text-line-through-type="none" fo:font-weight="normal" officeooo:rsid="004d3fea" officeooo:paragraph-rsid="004d3fea" style:font-weight-asian="normal" style:font-weight-complex="normal"/>
    </style:style>
    <style:style style:name="P61" style:family="paragraph" style:parent-style-name="Standard" style:list-style-name="L13">
      <style:paragraph-properties fo:margin-top="0.201cm" fo:margin-bottom="0.201cm" loext:contextual-spacing="false" fo:text-align="justify" style:justify-single-word="false"/>
      <style:text-properties style:text-line-through-style="none" style:text-line-through-type="none" fo:font-weight="normal" officeooo:rsid="004d3fea" officeooo:paragraph-rsid="004d3fea" style:font-weight-asian="normal" style:font-weight-complex="normal"/>
    </style:style>
    <style:style style:name="P62" style:family="paragraph" style:parent-style-name="Standard">
      <style:paragraph-properties fo:margin-top="0.201cm" fo:margin-bottom="0.201cm" loext:contextual-spacing="false" fo:text-align="justify" style:justify-single-word="false"/>
      <style:text-properties officeooo:rsid="00498d4d" officeooo:paragraph-rsid="00498d4d"/>
    </style:style>
    <style:style style:name="P63" style:family="paragraph" style:parent-style-name="Standard">
      <style:paragraph-properties fo:margin-top="0.201cm" fo:margin-bottom="0.201cm" loext:contextual-spacing="false" fo:text-align="justify" style:justify-single-word="false"/>
      <style:text-properties officeooo:rsid="004aafbe" officeooo:paragraph-rsid="004aafbe"/>
    </style:style>
    <style:style style:name="P64" style:family="paragraph" style:parent-style-name="Table_20_Contents">
      <style:paragraph-properties fo:text-align="justify" style:justify-single-word="false"/>
      <style:text-properties officeooo:rsid="003c4262" officeooo:paragraph-rsid="003c4262"/>
    </style:style>
    <style:style style:name="P65" style:family="paragraph" style:parent-style-name="Table_20_Contents" style:list-style-name="L3">
      <style:paragraph-properties fo:text-align="justify" style:justify-single-word="false"/>
      <style:text-properties officeooo:rsid="003c4262" officeooo:paragraph-rsid="003c4262"/>
    </style:style>
    <style:style style:name="P66" style:family="paragraph" style:parent-style-name="Table_20_Contents">
      <style:paragraph-properties fo:text-align="start" style:justify-single-word="false"/>
      <style:text-properties officeooo:rsid="003c4262" officeooo:paragraph-rsid="003c4262"/>
    </style:style>
    <style:style style:name="T1" style:family="text">
      <style:text-properties officeooo:rsid="0015e790"/>
    </style:style>
    <style:style style:name="T2" style:family="text">
      <style:text-properties officeooo:rsid="00139062"/>
    </style:style>
    <style:style style:name="T3" style:family="text">
      <style:text-properties style:text-line-through-style="none" style:text-line-through-type="none" officeooo:rsid="000a6199"/>
    </style:style>
    <style:style style:name="T4" style:family="text">
      <style:text-properties style:text-line-through-style="none" style:text-line-through-type="none" officeooo:rsid="000b4eb8"/>
    </style:style>
    <style:style style:name="T5" style:family="text">
      <style:text-properties style:text-line-through-style="none" style:text-line-through-type="none" officeooo:rsid="000d3f09"/>
    </style:style>
    <style:style style:name="T6" style:family="text">
      <style:text-properties style:text-line-through-style="none" style:text-line-through-type="none" officeooo:rsid="000dd34d"/>
    </style:style>
    <style:style style:name="T7" style:family="text">
      <style:text-properties style:text-line-through-style="none" style:text-line-through-type="none" fo:font-weight="normal" style:font-weight-asian="normal" style:font-weight-complex="normal"/>
    </style:style>
    <style:style style:name="T8" style:family="text">
      <style:text-properties style:text-line-through-style="none" style:text-line-through-type="none" fo:font-weight="normal" officeooo:rsid="001c3cd4" style:font-weight-asian="normal" style:font-weight-complex="normal"/>
    </style:style>
    <style:style style:name="T9" style:family="text">
      <style:text-properties style:text-line-through-style="none" style:text-line-through-type="none" fo:font-weight="normal" officeooo:rsid="001d1c41" style:font-weight-asian="normal" style:font-weight-complex="normal"/>
    </style:style>
    <style:style style:name="T10" style:family="text">
      <style:text-properties style:text-line-through-style="none" style:text-line-through-type="none" fo:font-weight="normal" officeooo:rsid="002bebd7" style:font-weight-asian="normal" style:font-weight-complex="normal"/>
    </style:style>
    <style:style style:name="T11" style:family="text">
      <style:text-properties style:text-line-through-style="none" style:text-line-through-type="none" fo:font-weight="normal" officeooo:rsid="002cb6ae" style:font-weight-asian="normal" style:font-weight-complex="normal"/>
    </style:style>
    <style:style style:name="T12" style:family="text">
      <style:text-properties style:text-line-through-style="none" style:text-line-through-type="none" fo:font-weight="normal" officeooo:rsid="00442cb4" style:font-weight-asian="normal" style:font-weight-complex="normal"/>
    </style:style>
    <style:style style:name="T13" style:family="text">
      <style:text-properties style:text-line-through-style="none" style:text-line-through-type="none" fo:font-weight="normal" officeooo:rsid="0045a280" style:font-weight-asian="normal" style:font-weight-complex="normal"/>
    </style:style>
    <style:style style:name="T14" style:family="text">
      <style:text-properties style:text-line-through-style="none" style:text-line-through-type="none" fo:font-weight="normal" officeooo:rsid="0046bef5" style:font-weight-asian="normal" style:font-weight-complex="normal"/>
    </style:style>
    <style:style style:name="T15" style:family="text">
      <style:text-properties style:text-line-through-style="none" style:text-line-through-type="none" fo:font-weight="normal" officeooo:rsid="004797b7" style:font-weight-asian="normal" style:font-weight-complex="normal"/>
    </style:style>
    <style:style style:name="T16" style:family="text">
      <style:text-properties style:text-line-through-style="none" style:text-line-through-type="none" fo:font-weight="normal" officeooo:rsid="00498d4d" style:font-weight-asian="normal" style:font-weight-complex="normal"/>
    </style:style>
    <style:style style:name="T17" style:family="text">
      <style:text-properties style:text-line-through-style="none" style:text-line-through-type="none" fo:font-weight="normal" officeooo:rsid="004aafbe" style:font-weight-asian="normal" style:font-weight-complex="normal"/>
    </style:style>
    <style:style style:name="T18" style:family="text">
      <style:text-properties style:text-line-through-style="none" style:text-line-through-type="none" fo:font-weight="normal" officeooo:rsid="004c7aa4" style:font-weight-asian="normal" style:font-weight-complex="normal"/>
    </style:style>
    <style:style style:name="T19" style:family="text">
      <style:text-properties style:text-line-through-style="none" style:text-line-through-type="none" fo:font-weight="normal" officeooo:rsid="004d3fea" style:font-weight-asian="normal" style:font-weight-complex="normal"/>
    </style:style>
    <style:style style:name="T20" style:family="text">
      <style:text-properties style:text-line-through-style="none" style:text-line-through-type="none" officeooo:rsid="003752f9"/>
    </style:style>
    <style:style style:name="T21" style:family="text">
      <style:text-properties style:text-line-through-style="none" style:text-line-through-type="none" officeooo:rsid="00385b8b"/>
    </style:style>
    <style:style style:name="T22" style:family="text">
      <style:text-properties style:text-line-through-style="none" style:text-line-through-type="none" officeooo:rsid="003acc3b"/>
    </style:style>
    <style:style style:name="T23" style:family="text">
      <style:text-properties style:text-line-through-style="none" style:text-line-through-type="none" officeooo:rsid="003ffad1"/>
    </style:style>
    <style:style style:name="T24" style:family="text">
      <style:text-properties style:text-line-through-style="none" style:text-line-through-type="none" officeooo:rsid="00198993"/>
    </style:style>
    <style:style style:name="T25" style:family="text">
      <style:text-properties officeooo:rsid="000d3f09"/>
    </style:style>
    <style:style style:name="T26" style:family="text">
      <style:text-properties officeooo:rsid="000fd866"/>
    </style:style>
    <style:style style:name="T27" style:family="text">
      <style:text-properties officeooo:rsid="0012429b"/>
    </style:style>
    <style:style style:name="T28" style:family="text">
      <style:text-properties officeooo:rsid="0013c47e"/>
    </style:style>
    <style:style style:name="T29" style:family="text">
      <style:text-properties officeooo:rsid="0014594a"/>
    </style:style>
    <style:style style:name="T30" style:family="text">
      <style:text-properties officeooo:rsid="0014e946"/>
    </style:style>
    <style:style style:name="T31" style:family="text">
      <style:text-properties officeooo:rsid="001d1c41"/>
    </style:style>
    <style:style style:name="T32" style:family="text">
      <style:text-properties officeooo:rsid="00216b7f"/>
    </style:style>
    <style:style style:name="T33" style:family="text">
      <style:text-properties officeooo:rsid="0029f57a"/>
    </style:style>
    <style:style style:name="T34" style:family="text">
      <style:text-properties officeooo:rsid="00348120"/>
    </style:style>
    <style:style style:name="T35" style:family="text">
      <style:text-properties officeooo:rsid="003acc3b"/>
    </style:style>
    <style:style style:name="T36" style:family="text">
      <style:text-properties officeooo:rsid="003c4262"/>
    </style:style>
    <style:style style:name="T37" style:family="text">
      <style:text-properties officeooo:rsid="003d46dc"/>
    </style:style>
    <style:style style:name="T38" style:family="text">
      <style:text-properties officeooo:rsid="003e7957"/>
    </style:style>
    <style:style style:name="T39" style:family="text">
      <style:text-properties officeooo:rsid="003ffad1"/>
    </style:style>
    <style:style style:name="T40" style:family="text">
      <style:text-properties officeooo:rsid="0041f322"/>
    </style:style>
    <style:style style:name="T41" style:family="text">
      <style:text-properties officeooo:rsid="001c3cd4"/>
    </style:style>
    <style:style style:name="T42" style:family="text">
      <style:text-properties officeooo:rsid="0045a280"/>
    </style:style>
    <style:style style:name="T43" style:family="text">
      <style:text-properties officeooo:rsid="0046bef5"/>
    </style:style>
    <style:style style:name="T44" style:family="text">
      <style:text-properties officeooo:rsid="004c7aa4"/>
    </style:style>
    <style:style style:name="T45" style:family="text">
      <style:text-properties officeooo:rsid="004d3fea"/>
    </style:style>
    <text:list-style style:name="L1">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4">LINKOTEL</text:span><text:span text:style-name="T2"> S.A.</text:span></text:p>
      <text:p text:style-name="P3">EVALUACIÓN Y CONTROL INTERNO DEL SISTEMA CONTABLE</text:p>
      <text:p text:style-name="P2"><text:span text:style-name="T2">AL 31 DE DICIEMBRE DEL 2020 (</text:span><text:span text:style-name="T1">Elaboración</text:span><text:span text:style-name="T2"> 1</text:span><text:span text:style-name="T34">1</text:span><text:span text:style-name="T2">/</text:span><text:span text:style-name="T34">Ene</text:span><text:span text:style-name="T2">/202</text:span><text:span text:style-name="T34">1</text:span><text:span text:style-name="T2">)</text:span></text:p>
      <text:p text:style-name="P1">------------------------------------------------------------------------------------------------------------------------</text:p>
      <text:p text:style-name="P7"><text:span text:style-name="T3">En el presente informe realizaremos el </text:span><text:span text:style-name="T4">análisis</text:span><text:span text:style-name="T3"> de control interno que tiene </text:span><text:span text:style-name="T20">LINKOTEL</text:span><text:span text:style-name="T3"> S.A. </text:span><text:span text:style-name="T5">para realizar los </text:span><text:span text:style-name="T6">principales </text:span><text:span text:style-name="T5">procesos </text:span><text:span text:style-name="T6">de trabajo</text:span><text:span text:style-name="T5">, en el cual analizaremos todas las tecnologías </text:span><text:span text:style-name="T6">informáticas</text:span><text:span text:style-name="T5"> con las que cuenta la empresa para realizar sus actividades económicas.</text:span></text:p>
      <text:p text:style-name="P39"><text:span text:style-name="T5">LINKOTEL S.A. al ser una empresa dedicada a </text:span><text:span text:style-name="T21">brindar servicios de telefonía fija mediante el uso de internet (VOIP IP) y mediante cableado por cobre (TDM), </text:span><text:span text:style-name="T22">por lo que el uso de tecnológicas es necesario</text:span><text:span text:style-name="T6">, e</text:span><text:span text:style-name="T5">n cuanto a la contabilidad </text:span><text:span text:style-name="T22">la compañía ha implementado su propia herramienta capaz de realizar los análisis pertinentes para la contabilidad de consumo de un cliente, dicha implementación comenzó a ser usada desde el 2016, con el nombre de CAMALEÓN.</text:span></text:p>
      <text:p text:style-name="P8"><text:span text:style-name="T25">A </text:span><text:span text:style-name="T26">continuación</text:span> realizaremos un repaso sobre todos los controles que la empresa tiene al momento de utilizar el software <text:span text:style-name="T35">CAMALEÓN</text:span>, para determinar:</text:p>
      <text:list xml:id="list3643608394" text:style-name="L1">
        <text:list-item>
          <text:p text:style-name="P23">Si la utilización de este software es un riesgo para la elaboración de esta auditoria </text:p>
        </text:list-item>
        <text:list-item>
          <text:p text:style-name="P23">Determinar el grado de dificultad que presenta el software al momento de capacitar a nuevos contadores o auditores que requieran de la utilización de los módulos que facilita el software.</text:p>
        </text:list-item>
      </text:list>
      <text:list xml:id="list3103037511" text:style-name="L2">
        <text:list-item>
          <text:p text:style-name="P25">INFORMACIÓN GENERAL</text:p>
          <text:p text:style-name="P30">En esta sección se dará a conocer la información general del software:</text:p>
        </text:list-item>
      </text:list>
      <table:table table:name="Tabla1" table:style-name="Tabla1">
        <table:table-column table:style-name="Tabla1.A"/>
        <table:table-column table:style-name="Tabla1.B"/>
        <table:table-row>
          <table:table-cell table:style-name="Tabla1.A1" table:number-columns-spanned="2" office:value-type="string">
            <text:p text:style-name="P18">Sistema Informático</text:p>
          </table:table-cell>
          <table:covered-table-cell/>
        </table:table-row>
        <table:table-row>
          <table:table-cell table:style-name="Tabla1.A35" office:value-type="string">
            <text:p text:style-name="P18">Nombre del Sistema Informático</text:p>
          </table:table-cell>
          <table:table-cell table:style-name="Tabla1.B35" office:value-type="string">
            <text:p text:style-name="P18">CAMALEON</text:p>
          </table:table-cell>
        </table:table-row>
        <table:table-row>
          <table:table-cell table:style-name="Tabla1.A35" office:value-type="string">
            <text:p text:style-name="P18">Tipo</text:p>
          </table:table-cell>
          <table:table-cell table:style-name="Tabla1.B35" office:value-type="string">
            <text:p text:style-name="P18">Contable <text:span text:style-name="T36">con utilización de ERP</text:span></text:p>
          </table:table-cell>
        </table:table-row>
        <table:table-row>
          <table:table-cell table:style-name="Tabla1.A35" office:value-type="string">
            <text:p text:style-name="P18">El Sistema tiene <text:span text:style-name="T27">integración</text:span> con otros sistemas <text:span text:style-name="T27">informáticos</text:span> de la empresa</text:p>
          </table:table-cell>
          <table:table-cell table:style-name="Tabla1.B35" office:value-type="string">
            <text:p text:style-name="P64">SI</text:p>
          </table:table-cell>
        </table:table-row>
        <table:table-row>
          <table:table-cell table:style-name="Tabla1.A35" office:value-type="string">
            <text:p text:style-name="P64">Detalle de los sistemas informáticos con los que tiene integración</text:p>
          </table:table-cell>
          <table:table-cell table:style-name="Tabla1.B35" office:value-type="string">
            <text:p text:style-name="P66">DENWA – consulta de sección telefónica<text:line-break/>TELCOS – consulta de los clientes de Netlife</text:p>
          </table:table-cell>
        </table:table-row>
        <table:table-row>
          <table:table-cell table:style-name="Tabla1.A35" office:value-type="string">
            <text:p text:style-name="P18">Tipo de arquitectura</text:p>
          </table:table-cell>
          <table:table-cell table:style-name="Tabla1.B35" office:value-type="string">
            <text:p text:style-name="P18">Cliente – Servidor <text:span text:style-name="T36">Y Servidor de aplicaciones</text:span></text:p>
          </table:table-cell>
        </table:table-row>
        <table:table-row>
          <table:table-cell table:style-name="Tabla1.A35" office:value-type="string">
            <text:p text:style-name="P14">Sistema Operativo del Servidor</text:p>
          </table:table-cell>
          <table:table-cell table:style-name="Tabla1.B35" office:value-type="string">
            <text:p text:style-name="P64">Windows server 2008 y Windows server 2012</text:p>
          </table:table-cell>
        </table:table-row>
        <table:table-row>
          <table:table-cell table:style-name="Tabla1.A35" office:value-type="string">
            <text:p text:style-name="P14">Sistema operativo del Cliente</text:p>
          </table:table-cell>
          <table:table-cell table:style-name="Tabla1.B35" office:value-type="string">
            <text:p text:style-name="P64">Aplicación WEB</text:p>
          </table:table-cell>
        </table:table-row>
        <table:table-row>
          <table:table-cell table:style-name="Tabla1.A35" office:value-type="string">
            <text:p text:style-name="P14">Lugar de almacenamiento del sistema informático</text:p>
          </table:table-cell>
          <table:table-cell table:style-name="Tabla1.B35" office:value-type="string">
            <text:p text:style-name="P14">Software desarrollado en un ambiente web, por el que se debe acceder utilizando un navegador.</text:p>
          </table:table-cell>
        </table:table-row>
        <table:table-row>
          <table:table-cell table:style-name="Tabla1.A35" office:value-type="string">
            <text:p text:style-name="P14">Lenguajes de <text:span text:style-name="T28">programación</text:span></text:p>
          </table:table-cell>
          <table:table-cell table:style-name="Tabla1.B35" office:value-type="string">
            <text:p text:style-name="P64">Java</text:p>
          </table:table-cell>
        </table:table-row>
        <table:table-row>
          <table:table-cell table:style-name="Tabla1.A35" office:value-type="string">
            <text:p text:style-name="P14"><text:span text:style-name="T28">Módulos</text:span> funcionales que dispone el sistema <text:span text:style-name="T28">informático.</text:span></text:p>
          </table:table-cell>
          <table:table-cell table:style-name="Tabla1.B35" office:value-type="string">
            <text:list xml:id="list949627681" text:style-name="L3">
              <text:list-item>
                <text:p text:style-name="P65">Facturación</text:p>
              </text:list-item>
              <text:list-item>
                <text:p text:style-name="P65">Servicio al clientes</text:p>
              </text:list-item>
              <text:list-item>
                <text:p text:style-name="P65">Recaudaciones</text:p>
              </text:list-item>
              <text:list-item>
                <text:p text:style-name="P65">Contabilidad</text:p>
              </text:list-item>
            </text:list>
          </table:table-cell>
        </table:table-row>
        <table:table-row>
          <table:table-cell table:style-name="Tabla1.A12" table:number-columns-spanned="2" office:value-type="string">
            <text:p text:style-name="P19">Seguridad del Sistema Informático.</text:p>
          </table:table-cell>
          <table:covered-table-cell/>
        </table:table-row>
        <table:table-row>
          <table:table-cell table:style-name="Tabla1.A35" office:value-type="string">
            <text:p text:style-name="P15">Acceso al sistema</text:p>
          </table:table-cell>
          <table:table-cell table:style-name="Tabla1.B35" office:value-type="string">
            <text:p text:style-name="P4">Por Log-In de entrada y acceso, <text:span text:style-name="T37">con sus respectivos perfiles</text:span></text:p>
          </table:table-cell>
        </table:table-row>
        <text:soft-page-break/>
        <table:table-row>
          <table:table-cell table:style-name="Tabla1.A35" office:value-type="string">
            <text:p text:style-name="P15">Procesamiento de Datos</text:p>
          </table:table-cell>
          <table:table-cell table:style-name="Tabla1.B35" office:value-type="string">
            <text:p text:style-name="P4"><text:span text:style-name="T29">Implícito</text:span> en el sistema contable</text:p>
          </table:table-cell>
        </table:table-row>
        <table:table-row>
          <table:table-cell table:style-name="Tabla1.A35" office:value-type="string">
            <text:p text:style-name="P15"><text:span text:style-name="T29">Encriptado</text:span> de datos</text:p>
          </table:table-cell>
          <table:table-cell table:style-name="Tabla1.B35" office:value-type="string">
            <text:p text:style-name="P20">Por medio de internet SI, intranet NO</text:p>
          </table:table-cell>
        </table:table-row>
        <table:table-row>
          <table:table-cell table:style-name="Tabla1.A35" office:value-type="string">
            <text:p text:style-name="P15"><text:span text:style-name="T29">Autenticación</text:span> de Usuarios</text:p>
          </table:table-cell>
          <table:table-cell table:style-name="Tabla1.B35" office:value-type="string">
            <text:p text:style-name="P4">Por Log-In de acce<text:span text:style-name="T29">so</text:span></text:p>
          </table:table-cell>
        </table:table-row>
        <table:table-row>
          <table:table-cell table:style-name="Tabla1.A35" office:value-type="string">
            <text:p text:style-name="P15">Modulo de Auditoria</text:p>
          </table:table-cell>
          <table:table-cell table:style-name="Tabla1.B35" office:value-type="string">
            <text:p text:style-name="P20">SI, se encuentra en <text:span text:style-name="T38">producción</text:span> </text:p>
          </table:table-cell>
        </table:table-row>
        <table:table-row>
          <table:table-cell table:style-name="Tabla1.A35" office:value-type="string">
            <text:p text:style-name="P15"><text:span text:style-name="T29">Impresión</text:span> de Informes tipo:</text:p>
          </table:table-cell>
          <table:table-cell table:style-name="Tabla1.B35" office:value-type="string">
            <text:p text:style-name="P4">Excel y PDF</text:p>
          </table:table-cell>
        </table:table-row>
        <table:table-row>
          <table:table-cell table:style-name="Tabla1.A12" table:number-columns-spanned="2" office:value-type="string">
            <text:p text:style-name="P16">Datos del Desarrollador</text:p>
          </table:table-cell>
          <table:covered-table-cell/>
        </table:table-row>
        <table:table-row>
          <table:table-cell table:style-name="Tabla1.A35" office:value-type="string">
            <text:p text:style-name="P16">RUC del Proveedor</text:p>
          </table:table-cell>
          <table:table-cell table:style-name="Tabla1.B35" office:value-type="string">
            <text:p text:style-name="P5"/>
          </table:table-cell>
        </table:table-row>
        <table:table-row>
          <table:table-cell table:style-name="Tabla1.A35" office:value-type="string">
            <text:p text:style-name="P16">Razón Social Proveedor</text:p>
          </table:table-cell>
          <table:table-cell table:style-name="Tabla1.B35" office:value-type="string">
            <text:p text:style-name="P21"><text:span text:style-name="T37">LINKOTEL</text:span><text:span text:style-name="T29"> S.A.</text:span></text:p>
          </table:table-cell>
        </table:table-row>
        <table:table-row>
          <table:table-cell table:style-name="Tabla1.A35" office:value-type="string">
            <text:p text:style-name="P16">Residencia del Proveedor</text:p>
          </table:table-cell>
          <table:table-cell table:style-name="Tabla1.B35" office:value-type="string">
            <text:p text:style-name="P5">Ecuador</text:p>
          </table:table-cell>
        </table:table-row>
        <table:table-row>
          <table:table-cell table:style-name="Tabla1.A35" office:value-type="string">
            <text:p text:style-name="P16">Contrato a nivel de Servicio</text:p>
          </table:table-cell>
          <table:table-cell table:style-name="Tabla1.B35" office:value-type="string">
            <text:p text:style-name="P5">Servicio <text:span text:style-name="T37">propietario</text:span></text:p>
          </table:table-cell>
        </table:table-row>
        <table:table-row>
          <table:table-cell table:style-name="Tabla1.A12" table:number-columns-spanned="2" office:value-type="string">
            <text:p text:style-name="P16">Repositorio de Datos</text:p>
          </table:table-cell>
          <table:covered-table-cell/>
        </table:table-row>
        <table:table-row>
          <table:table-cell table:style-name="Tabla1.A35" office:value-type="string">
            <text:p text:style-name="P16">Tipo de Almacenamiento de Datos</text:p>
          </table:table-cell>
          <table:table-cell table:style-name="Tabla1.B35" office:value-type="string">
            <text:p text:style-name="P5">Por base de Datos</text:p>
          </table:table-cell>
        </table:table-row>
        <table:table-row>
          <table:table-cell table:style-name="Tabla1.A35" office:value-type="string">
            <text:p text:style-name="P16">Nombre del sistema de <text:span text:style-name="T30">gestión</text:span> de datos</text:p>
          </table:table-cell>
          <table:table-cell table:style-name="Tabla1.B35" office:value-type="string">
            <text:p text:style-name="P20">SQL SERVER 2008 R2</text:p>
          </table:table-cell>
        </table:table-row>
        <table:table-row>
          <table:table-cell table:style-name="Tabla1.A35" office:value-type="string">
            <text:p text:style-name="P16">Diccionario de Datos</text:p>
          </table:table-cell>
          <table:table-cell table:style-name="Tabla1.B35" office:value-type="string">
            <text:p text:style-name="P5">SI</text:p>
          </table:table-cell>
        </table:table-row>
        <table:table-row>
          <table:table-cell table:style-name="Tabla1.A35" office:value-type="string">
            <text:p text:style-name="P16">Respaldo de <text:span text:style-name="T30">información</text:span></text:p>
          </table:table-cell>
          <table:table-cell table:style-name="Tabla1.B35" office:value-type="string">
            <text:p text:style-name="P5">SI</text:p>
          </table:table-cell>
        </table:table-row>
        <table:table-row>
          <table:table-cell table:style-name="Tabla1.A35" office:value-type="string">
            <text:p text:style-name="P16">Medio de <text:span text:style-name="T30">conservación</text:span> de Datos</text:p>
          </table:table-cell>
          <table:table-cell table:style-name="Tabla1.B35" office:value-type="string">
            <text:p text:style-name="P5">Nube Privada</text:p>
          </table:table-cell>
        </table:table-row>
        <table:table-row>
          <table:table-cell table:style-name="Tabla1.A35" office:value-type="string">
            <text:p text:style-name="P16">Procesamiento de datos por parte de los Administradores</text:p>
          </table:table-cell>
          <table:table-cell table:style-name="Tabla1.B35" office:value-type="string">
            <text:p text:style-name="P5">Emplea Data Analitics </text:p>
          </table:table-cell>
        </table:table-row>
        <table:table-row>
          <table:table-cell table:style-name="Tabla1.A12" table:number-columns-spanned="2" office:value-type="string">
            <text:p text:style-name="P17">Aspectos generales del Sistema</text:p>
          </table:table-cell>
          <table:covered-table-cell/>
        </table:table-row>
        <table:table-row>
          <table:table-cell table:style-name="Tabla1.A35" office:value-type="string">
            <text:p text:style-name="P17">Modulo de Facturación electrónica</text:p>
          </table:table-cell>
          <table:table-cell table:style-name="Tabla1.B35" office:value-type="string">
            <text:p text:style-name="P6">Integración con API del SRI</text:p>
          </table:table-cell>
        </table:table-row>
        <table:table-row>
          <table:table-cell table:style-name="Tabla1.A35" office:value-type="string">
            <text:p text:style-name="P17">Modulo de Retenciones</text:p>
          </table:table-cell>
          <table:table-cell table:style-name="Tabla1.B35" office:value-type="string">
            <text:p text:style-name="P6">Integración con API del SRI</text:p>
          </table:table-cell>
        </table:table-row>
        <table:table-row>
          <table:table-cell table:style-name="Tabla1.A35" office:value-type="string">
            <text:p text:style-name="P17">Diagrama de topología de la Red</text:p>
          </table:table-cell>
          <table:table-cell table:style-name="Tabla1.B35" office:value-type="string">
            <text:p text:style-name="P6">SI</text:p>
          </table:table-cell>
        </table:table-row>
        <table:table-row>
          <table:table-cell table:style-name="Tabla1.A35" office:value-type="string">
            <text:p text:style-name="P17">Sistema de gestión de seguridad de la información</text:p>
          </table:table-cell>
          <table:table-cell table:style-name="Tabla1.B35" office:value-type="string">
            <text:p text:style-name="P22">SI, le pertenece a <text:span text:style-name="T38">TELCONET</text:span></text:p>
          </table:table-cell>
        </table:table-row>
        <table:table-row>
          <table:table-cell table:style-name="Tabla1.A36" office:value-type="string">
            <text:p text:style-name="P17">Plan de Continuidad</text:p>
          </table:table-cell>
          <table:table-cell table:style-name="Tabla1.B36" office:value-type="string">
            <text:p text:style-name="P6">SI, le pertenece a <text:span text:style-name="T38">TELCONET</text:span></text:p>
          </table:table-cell>
        </table:table-row>
      </table:table>
      <text:list xml:id="list130242209650569" text:continue-list="list3103037511" text:style-name="L2">
        <text:list-item>
          <text:p text:style-name="P26">CONTROL GENERAL</text:p>
        </text:list-item>
      </text:list>
      <text:p text:style-name="P36">Actualmente LINKOTEL S.A., esta utilizando <text:span text:style-name="T38">DOS SISTEMAS INFORMÁTICOS, el primero es solo para controles e integración con TELCONET, el cual dicho sistema no va a ser analizado, debido a que es un sistema solo para compartir información de interconexión.</text:span></text:p>
      <text:p text:style-name="P37"><text:span text:style-name="T38">El segundo sistema es un sistema contable creado por el jefe de Operaciones “Ing. Andrés Cantos” y supervisado por el el “Ing. Roberto Ruiz” para la </text:span><text:span text:style-name="T39">creación</text:span><text:span text:style-name="T38"> de un sistema propietario destinado a facilitar operaciones </text:span><text:span text:style-name="T39">de trabajo, denominado CAMALEÓN.</text:span></text:p>
      <text:p text:style-name="P37"><text:span text:style-name="T39">El sistema CAMALEÓN ha sido creado en JAVA orientado a desarrollo web utilizando los servidores privados que ya cuenta TELCONET para así reducir costos de mantenimiento de servidor privado.</text:span></text:p>
      <text:p text:style-name="P37"><text:soft-page-break/><text:span text:style-name="T39">L</text:span>a principal forma de acceder al sistema del mismo es utilizando el acceso web el cual provee de ciertas herramientas que determinan quien ha accedido a los datos del sistema.</text:p>
      <text:p text:style-name="P38">Hasta la fecha de la elaboración de este informe, al sistema <text:span text:style-name="T39">CAMALEÓN</text:span> podían acceder <text:span text:style-name="T39">9</text:span> personas:</text:p>
      <text:list xml:id="list1972234753" text:style-name="L4">
        <text:list-item>
          <text:list>
            <text:list-item>
              <text:p text:style-name="P45">1 persona posee el control Administrativo</text:p>
            </text:list-item>
            <text:list-item>
              <text:p text:style-name="P52"><text:span text:style-name="T23">2</text:span><text:span text:style-name="T24"> persona</text:span><text:span text:style-name="T23">s</text:span><text:span text:style-name="T24"> </text:span><text:span text:style-name="T23">poseen accesos de Data Mánager</text:span></text:p>
            </text:list-item>
            <text:list-item>
              <text:p text:style-name="P52"><text:span text:style-name="T23">6</text:span><text:span text:style-name="T24"> personas pueden </text:span><text:span text:style-name="T23">acceder a los distintos módulos</text:span></text:p>
            </text:list-item>
          </text:list>
        </text:list-item>
      </text:list>
      <text:p text:style-name="P53"><text:span text:style-name="T23"/></text:p>
      <text:p text:style-name="P12">Para todas estas cuentas primero se debe acceder al sistema utilizando el Log-In provisto por el Administrador y para cada una de estas cuentas poseen sus propios permiso<text:span text:style-name="T32">s</text:span> para acceder a cada uno de los módulos.</text:p>
      <text:p text:style-name="P58"><text:span text:style-name="T39">CAMALEÓN</text:span> al ser una plataforma WEB, puede ser accedida desde cualquier lugar, <text:span text:style-name="T39">el cual siempre es usado por los agentes recaudadores de LINKOTEL, para emitir las respectivas facturas a todos los clientes residenciales.</text:span></text:p>
      <text:p text:style-name="P50">ademas de estos accesos, 8 personas se encuentra trabajando constantemente para realizar mejorar en el sistema, con un plan a <text:span text:style-name="T40">4 años</text:span> de utilizar esta aplicación en la totalidad de las operaciones de LINKOTE<text:span text:style-name="T40">L. </text:span></text:p>
      <text:p text:style-name="P59">Cabe recalcar que hasta la actualidad el sistema CAMALEÓN esta siendo usado en un 60% del total de las operaciones que realiza LINKOTEL S.A., el otro 40% lo esta utilizando el sistema de TELCONET solo para compartir información de los clientes de NETLIFE.</text:p>
      <text:list xml:id="list130241624156605" text:continue-list="list130242209650569" text:style-name="L2">
        <text:list-item>
          <text:list>
            <text:list-item>
              <text:p text:style-name="P26">CONTROL ADMINISTRATIVO</text:p>
            </text:list-item>
          </text:list>
        </text:list-item>
      </text:list>
      <text:p text:style-name="P40"><text:span text:style-name="T12">Encontramos 2 personas con nivel administrativo en el sistema, el Ing. Roberto Ruiz, y el Ing. Andrés Cantos, ambos cuentan con control total del sistema, para acceder a cualquier modulo de ser necesario, adicional a ello, ambos administradores tienen el mismo nivel de permisos administrativos en la base de datos, las cuales se manejan de forma diferente debido a que dichas bases no forman parte de sus servidores propios.</text:span></text:p>
      <text:p text:style-name="P31">El ing. Roberto Ruiz, es el encargado de entregar los datos analizados al Sr. Pablo Vaquerizo para la toma de decisiones en cuanto a nivel empresarial se refiere.</text:p>
      <text:list xml:id="list130240603821716" text:continue-numbering="true" text:style-name="L2">
        <text:list-item>
          <text:list>
            <text:list-item>
              <text:p text:style-name="P26">CONTROLES LÓGICOS</text:p>
            </text:list-item>
          </text:list>
        </text:list-item>
      </text:list>
      <text:p text:style-name="P24"><text:span text:style-name="T41">D</text:span>etalles sobre el software CAMALEÓN:</text:p>
      <text:list xml:id="list2623837160" text:style-name="L6">
        <text:list-item>
          <text:list>
            <text:list-item>
              <text:p text:style-name="P51"><text:span text:style-name="T8">Cada nuevo Usuario debe ser creado por el </text:span><text:span text:style-name="T9">Administrador</text:span><text:span text:style-name="T8"> del Sistema</text:span></text:p>
            </text:list-item>
            <text:list-item>
              <text:p text:style-name="P46">Cada cuenta nueva tiene los respectivos permisos para acceder a los <text:span text:style-name="T31">módulos.</text:span></text:p>
            </text:list-item>
            <text:list-item>
              <text:p text:style-name="P51"><text:span text:style-name="T8">Cada cuenta debe de </text:span><text:span text:style-name="T9">ser</text:span><text:span text:style-name="T8"> Autenticada antes de poder </text:span><text:span text:style-name="T9">ingresar en el sistema.</text:span></text:p>
            </text:list-item>
            <text:list-item>
              <text:p text:style-name="P47">Ninguna cuenta se interpone con el trabajo de otras cuentas.</text:p>
            </text:list-item>
            <text:list-item>
              <text:p text:style-name="P48">Los datos de recaudación son asignados a su respectivo recaudador.</text:p>
              <text:p text:style-name="P48"/>
              <text:p text:style-name="P48"/>
              <text:p text:style-name="P48"/>
              <text:p text:style-name="P48"/>
              <text:p text:style-name="P48"/>
              <text:p text:style-name="P48"/>
            </text:list-item>
          </text:list>
          <text:p text:style-name="P48"><text:s/></text:p>
        </text:list-item>
      </text:list>
      <text:list xml:id="list130242501375686" text:continue-list="list130240603821716" text:style-name="L2">
        <text:list-item>
          <text:p text:style-name="P26"><text:soft-page-break/>CONTROLES DE LA APLICACIÓN</text:p>
        </text:list-item>
      </text:list>
      <text:p text:style-name="P31">La aplicación cuenta con 3 secciones principales, <text:span text:style-name="T42">DENWA, TELCOS y CAMA.</text:span></text:p>
      <text:list xml:id="list3333978247" text:style-name="L10">
        <text:list-item>
          <text:p text:style-name="P41"><text:span text:style-name="T13">DENWA, es la sección que se encarga de hacer los análisis, facturación y reportes acerca de los clientes telefónicos </text:span><text:span text:style-name="T15">por cable de cobre</text:span><text:span text:style-name="T13">, a través de este sistema se tiene control de todas las llamadas de los clientes, e interconexiones, por el cual el sistema realiza la facturación.</text:span></text:p>
        </text:list-item>
        <text:list-item>
          <text:p text:style-name="P42"><text:span text:style-name="T7">TELCOS, es la sección encargada de realizar los procesos concernientes a la VOIP IP exclusiva de NETLIFE, debido que LINKOTEL, se esta ofreciendo como servicio adicional de NETLIFE, el uso de esta sección es el mas importante en la actualidad, dado a que todos los clientes residenciales o de NETLIFE, son facturados mediante esta seccion.</text:span></text:p>
        </text:list-item>
        <text:list-item>
          <text:p text:style-name="P42"><text:span text:style-name="T7">CAMA, es la </text:span><text:span text:style-name="T14">sección</text:span><text:span text:style-name="T7"> de procesos internos de LINKOTEL, mediante esta </text:span><text:span text:style-name="T14">sección</text:span><text:span text:style-name="T7">, recolectan datos de DENWA y de TELCOS, para realizar un solo </text:span><text:span text:style-name="T14">proceso, ya sea de facturación o de consulta.</text:span></text:p>
        </text:list-item>
      </text:list>
      <text:p text:style-name="P32">Los principales controles del sistema provienen de la eficiencia d<text:span text:style-name="T43">el modulo de integración presentado por CAMA, dicho modulo es el que se encarga de realizar la facturación y la contabilidad que se presentara de manera final a los clientes y proveedores.</text:span></text:p>
      <text:p text:style-name="P9">Por lo que revisaremos las posibles opciones que puedan representar un riesgo <text:span text:style-name="T33">para la auditoria.</text:span></text:p>
      <text:list xml:id="list130242096835013" text:continue-list="list130242501375686" text:style-name="L2">
        <text:list-item>
          <text:list>
            <text:list-item>
              <text:p text:style-name="P27">VARIABLES DE ENTRADA</text:p>
            </text:list-item>
          </text:list>
        </text:list-item>
      </text:list>
      <text:p text:style-name="P43"><text:span text:style-name="T10">E</text:span><text:span text:style-name="T7">n este apartado se debe de tener en cuenta los clientes que estén conectados mediante internet y mediante cable.</text:span></text:p>
      <text:p text:style-name="P43"><text:span text:style-name="T7">Clientes conectados por Cable:</text:span></text:p>
      <text:list xml:id="list4111961787" text:style-name="L11">
        <text:list-item>
          <text:p text:style-name="P55"><text:span text:style-name="T7">Cada cliente que realiza una llamada, es contabilizada utilizando el sistema DENWA.</text:span></text:p>
        </text:list-item>
        <text:list-item>
          <text:p text:style-name="P55"><text:span text:style-name="T7">Al final del mes DENWA obtiene información acumulada durante el mes.</text:span></text:p>
        </text:list-item>
        <text:list-item>
          <text:p text:style-name="P55"><text:span text:style-name="T7">El sistema presenta datos contables para facturación y datos estadísticos.</text:span></text:p>
        </text:list-item>
        <text:list-item>
          <text:p text:style-name="P55"><text:span text:style-name="T7">El área contable procede con la </text:span><text:span text:style-name="T16">facturación</text:span><text:span text:style-name="T7"> y es enviada a </text:span><text:span text:style-name="T16">recaudación</text:span></text:p>
        </text:list-item>
      </text:list>
      <text:p text:style-name="P43"><text:span text:style-name="T7">Clientes conectados por Internet:</text:span></text:p>
      <text:list xml:id="list1544840121" text:style-name="L12">
        <text:list-item>
          <text:p text:style-name="P56"><text:span text:style-name="T15">L</text:span><text:span text:style-name="T7">os clientes contratan servicio de Internet de NETLIFE, si adicional a eso obtienen telefonía fija, pasan a ser ingresados al sistem</text:span><text:span text:style-name="T16">a</text:span><text:span text:style-name="T7"> TELCOS.</text:span></text:p>
        </text:list-item>
        <text:list-item>
          <text:p text:style-name="P54"><text:span text:style-name="T15">Cada cliente que realiza una llamada, es contabilizada utilizando el sistema TELCOS.</text:span></text:p>
        </text:list-item>
        <text:list-item>
          <text:p text:style-name="P56"><text:span text:style-name="T7">Al final del mes TELCOS obtiene información acumulada durante el mes.</text:span></text:p>
        </text:list-item>
        <text:list-item>
          <text:p text:style-name="P56"><text:span text:style-name="T7">El sistema presenta datos contables para facturación y datos estadísticos.</text:span></text:p>
        </text:list-item>
        <text:list-item>
          <text:p text:style-name="P56"><text:span text:style-name="T7">El área contable procede a enviar dicha </text:span><text:span text:style-name="T16">información</text:span><text:span text:style-name="T7"> mediante TELCOS al sistema de facturación de NETLIFE,</text:span></text:p>
        </text:list-item>
      </text:list>
      <text:p text:style-name="P57"><text:span text:style-name="T7"/></text:p>
      <text:p text:style-name="P57"><text:span text:style-name="T7"/></text:p>
      <text:p text:style-name="P57"><text:span text:style-name="T7"/></text:p>
      <text:p text:style-name="P57"><text:span text:style-name="T7"/></text:p>
      <text:p text:style-name="P57"><text:span text:style-name="T7"/></text:p>
      <text:p text:style-name="P57"><text:span text:style-name="T7"/></text:p>
      <text:p text:style-name="P57"><text:span text:style-name="T7"/></text:p>
      <text:list xml:id="list130241768217466" text:continue-list="list130242096835013" text:style-name="L2">
        <text:list-item>
          <text:list>
            <text:list-item>
              <text:p text:style-name="P26"><text:soft-page-break/>CONTROLES DE PROCESO</text:p>
            </text:list-item>
          </text:list>
        </text:list-item>
      </text:list>
      <text:p text:style-name="P62"><text:span text:style-name="T7">Como ya se ha indicado el sistema contable de CAMALEÓN utiliza </text:span><text:span text:style-name="T17">dos sistemas en conjunto, integrados al sistema mediante requisitos propios, estos sistemas solicitan solo la información acumulada durante el mes de uso de un cliente para que las consultas de cada cliente no sea tan pesada y que así el sistema se mantenga rápido.</text:span></text:p>
      <text:p text:style-name="P63"><text:span text:style-name="T7">Dicha información solo es convertida mediante ciertas tablas de precios bajo cantidad de consumo y dichos valores son transferido a las cuentas de facturación de LINKOTEL con cada cliente y son subidas automáticamente al SRI, mediante las APIs ya establecidas.</text:span></text:p>
      <text:p text:style-name="P63"><text:span text:style-name="T7">Toda la facturación es automática por parte del sistema, por lo que no interviene la presencia de personal en el área de facturas.</text:span></text:p>
      <text:p text:style-name="P63"><text:span text:style-name="T11">E</text:span><text:span text:style-name="T7">l sistema contable permite ingresar todos los datos necesarios para mantener un </text:span><text:span text:style-name="T18">estándar</text:span><text:span text:style-name="T7"> ya establecido por TELCONET, para que </text:span><text:span text:style-name="T18">así</text:span><text:span text:style-name="T7"> la </text:span><text:span text:style-name="T18">información</text:span><text:span text:style-name="T7"> presentada pueda ser </text:span><text:span text:style-name="T18">fácilmente</text:span><text:span text:style-name="T7"> </text:span><text:span text:style-name="T18">leída</text:span><text:span text:style-name="T7"> por el </text:span><text:span text:style-name="T18">área</text:span><text:span text:style-name="T7"> contable de las empresas asociadas. </text:span></text:p>
      <text:p text:style-name="P13"><text:span text:style-name="T11">E</text:span><text:span text:style-name="T7">l software no deja ingresar datos inconsistentes, es decir, tiene validación que tanto lo que esta colocado en el Debe como en el Haber debe de sumar la misma cantidad.</text:span></text:p>
      <text:list xml:id="list130242788339810" text:continue-numbering="true" text:style-name="L2">
        <text:list-item>
          <text:list>
            <text:list-item>
              <text:p text:style-name="P26">VARIABLES DE SALIDA</text:p>
            </text:list-item>
          </text:list>
        </text:list-item>
      </text:list>
      <text:p text:style-name="P11">las variables de salida corresponde a todos los datos concerniente a todos los reportes necesarios para el análisis de los datos según lo convenga la empresa.</text:p>
      <text:list xml:id="list130242581919985" text:continue-numbering="true" text:style-name="L2">
        <text:list-item>
          <text:list>
            <text:list-item>
              <text:list>
                <text:list-item>
                  <text:p text:style-name="P28">CONTROLES DE CONTINGENCIA.</text:p>
                </text:list-item>
              </text:list>
            </text:list-item>
          </text:list>
        </text:list-item>
      </text:list>
      <text:p text:style-name="P33">El software <text:span text:style-name="T44">CAMALEÓN</text:span> al ser un <text:span text:style-name="T44">sistema propietario los programadores pueden realizar los distintos reportes que ellos consideren, pero al ser un sistema destinado a la presentación de factura a los clientes, solo cuenta con un solo formato de factura/reporte.</text:span></text:p>
      <text:p text:style-name="P33"><text:span text:style-name="T44">Para los reportes contables los programadores realizan una investigaron de cuales son los principales reportes necesarios y son creados específicamente para satisfacer las necesidades del contador.</text:span></text:p>
      <text:p text:style-name="P44"><text:span text:style-name="T7">LINKOTEL S.A. </text:span><text:span text:style-name="T18">esta constantemente actualizando su sistema para satisfacer todas las necesidades de todos aquellos que </text:span><text:span text:style-name="T19">están</text:span><text:span text:style-name="T18"> involucrados en los procesos, ya sean administrativos, contables, clientes, recaudador. Por lo que dicho sistema debe de tener un gran control de procesamiento de datos.</text:span></text:p>
      <text:list xml:id="list130241182840760" text:continue-numbering="true" text:style-name="L2">
        <text:list-item>
          <text:list>
            <text:list-item>
              <text:list>
                <text:list-item>
                  <text:p text:style-name="P28">CONTROLES DE LA BASE DE DATOS</text:p>
                </text:list-item>
              </text:list>
            </text:list-item>
          </text:list>
        </text:list-item>
      </text:list>
      <text:p text:style-name="P34"><text:span text:style-name="T45">CAMALEÓN</text:span> <text:span text:style-name="T45">cuenta con una base de datos en la Nube en conjunto con los sistemas de Telconet, los cuales comparten información debido a que la telefonía fija tiene interconexiones con otras operadoras, o nodos.</text:span></text:p>
      <text:p text:style-name="P35">Se realizan back ups diarios de toda la información de manera total de la base de datos, adicional a esto cada vez que se realiza un cambio o un nuevo procedimiento se debe de ejecutar en un entorno de prueba para su revisión y prevención de errores antes de ser ejecutada como sistema en producción.</text:p>
      <text:list xml:id="list130242110801090" text:continue-numbering="true" text:style-name="L2">
        <text:list-item>
          <text:p text:style-name="P29"><text:soft-page-break/>CONCLUSIONES Y RECOMENDACIONES</text:p>
        </text:list-item>
      </text:list>
      <text:p text:style-name="P60">Al momento de realizar la presente auditoria de control del sistema se detectaron las siguientes recomendaciones para mejorar el uso del sistema:</text:p>
      <text:list xml:id="list3087541312" text:style-name="L13">
        <text:list-item>
          <text:p text:style-name="P61">LINKOTEL S.A. no cuenta con la suficiente documentación de su sistema en los siguientes aspectos:</text:p>
          <text:list>
            <text:list-item>
              <text:p text:style-name="P49">Documentación sobre detección de problemas.</text:p>
            </text:list-item>
            <text:list-item>
              <text:p text:style-name="P49">Documentación sobre levantamiento del sistemas</text:p>
            </text:list-item>
            <text:list-item>
              <text:p text:style-name="P49">Documentación sobre procedimientos de respaldos</text:p>
            </text:list-item>
            <text:list-item>
              <text:p text:style-name="P49">Documentación sobre instrucciones para manejar por consola la base de datos/Sistema</text:p>
            </text:list-item>
            <text:list-item>
              <text:p text:style-name="P49">documentación para procedimientos de emergencia.</text:p>
            </text:list-item>
            <text:list-item>
              <text:p text:style-name="P49">Documentación sobre la programación de sus sistema.</text:p>
            </text:list-item>
          </text:list>
        </text:list-item>
      </text:list>
      <text:p text:style-name="P60">Esta falta de documentación, puede ocasionar un problema al momento de realizar la contratación de nuevo personal para programación del sistema, esto es debido a que la empresa no ha tenido la necesidad de realizar la contratación de dicho personal desde hace mas de 10 años.</text:p>
      <text:p text:style-name="P60">La documentación puede ayudar a los nuevos programadores a estar cocientes de todos los procesos y pasos intermedios que se realizan para realizar un requerimiento, por lo que tener un control total de dichos pasos puede ayudar en mejorar la programación, mejorar al entendimiento del sistema, etc.</text:p>
      <text:p text:style-name="P60">también es necesario con contar con manuales relacionados con la seguridad de los equipos de computo puesto que sin estos manuales, las personas que tengan acceso al área de computo pueden tener mejor cuidado al manipular dichos elementos.</text:p>
      <text:p text:style-name="P60">Es necesario de realizar un análisis de los puntos críticos del Sistema Informático, dicho análisis ayuda a tratar de mejorar de mejor forma la programación de dichos procesos.</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0T13:01:34.337269202</meta:creation-date>
    <dc:date>2021-01-12T13:02:40.093538643</dc:date>
    <meta:editing-duration>PT4H47M7S</meta:editing-duration>
    <meta:editing-cycles>14</meta:editing-cycles>
    <meta:generator>LibreOffice/6.4.6.2$Linux_X86_64 LibreOffice_project/40$Build-2</meta:generator>
    <meta:document-statistic meta:table-count="1" meta:image-count="0" meta:object-count="0" meta:page-count="6" meta:paragraph-count="158" meta:word-count="2046" meta:character-count="12855" meta:non-whitespace-character-count="10980"/>
  </office:meta>
</office:document-meta>
</file>